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0.05cm" fo:min-width="8cm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3" style:family="graphic" style:parent-style-name="standard">
      <style:graphic-properties svg:stroke-color="#dddddd" draw:fill-color="#dddddd" draw:textarea-horizontal-align="justify" draw:textarea-vertical-align="middle" draw:auto-grow-height="false" fo:min-height="0.55cm" fo:min-width="0.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solid" draw:fill-color="#ffff00" fo:min-height="0.864cm"/>
    </style:style>
    <style:style style:name="gr6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7.25cm" fo:min-width="1.2cm"/>
    </style:style>
    <style:style style:name="gr7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objectwithoutfill">
      <style:graphic-properties draw:stroke="dash" draw:stroke-dash="Fine_20_Dashed" svg:stroke-color="#0000ff" draw:fill="none" draw:textarea-vertical-align="middle"/>
    </style:style>
    <style:style style:name="gr1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0.05cm" fo:min-width="1.4cm"/>
    </style:style>
    <style:style style:name="gr12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00"/>
    </style:style>
    <style:style style:name="P6" style:family="paragraph">
      <loext:graphic-properties draw:fill="none" draw:fill-color="#ffffff"/>
      <style:paragraph-properties fo:text-align="center"/>
      <style:text-properties fo:color="#ff0000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color="#0000ff" fo:font-size="14pt" style:font-size-asian="14pt" style:font-size-complex="14pt"/>
    </style:style>
    <style:style style:name="T1" style:family="text">
      <style:text-properties style:text-position="-33% 58%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10.3cm" svg:x="4.6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3cm" svg:height="1.2cm" svg:x="5.4cm" svg:y="3.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8cm" svg:height="0.8cm" svg:x="2.3cm" svg:y="3.1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0.8cm" svg:height="0.8cm" svg:x="2.3cm" svg:y="4.6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0.8cm" svg:height="0.8cm" svg:x="2.3cm" svg:y="5.9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8cm" svg:height="0.8cm" svg:x="2.3cm" svg:y="9.8cm">
          <text:p text:style-name="P2">X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3cm" svg:height="1.2cm" svg:x="5.4cm" svg:y="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3cm" svg:height="1.2cm" svg:x="5.401cm" svg:y="4.801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1cm" svg:height="0.962cm" svg:x="2.1cm" svg:y="7.5cm">
          <draw:text-box>
            <text:p>…</text:p>
          </draw:text-box>
        </draw:frame>
        <draw:frame draw:style-name="gr4" draw:text-style-name="P4" draw:layer="layout" svg:width="1.1cm" svg:height="0.962cm" svg:x="5.4cm" svg:y="7cm">
          <draw:text-box>
            <text:p>…</text:p>
          </draw:text-box>
        </draw:frame>
        <draw:frame draw:style-name="gr5" draw:text-style-name="P5" xml:id="id14" draw:id="id14" draw:layer="layout" svg:width="2.8cm" svg:height="1.114cm" svg:x="17cm" svg:y="3.086cm">
          <draw:text-box>
            <text:p>Score<text:span text:style-name="T1"> 0</text:span></text:p>
          </draw:text-box>
        </draw:frame>
        <draw:frame draw:style-name="gr5" draw:text-style-name="P5" xml:id="id16" draw:id="id16" draw:layer="layout" svg:width="2.9cm" svg:height="1.114cm" svg:x="17cm" svg:y="9.5cm">
          <draw:text-box>
            <text:p>Score <text:span text:style-name="T1">p-1</text:span></text:p>
          </draw:text-box>
        </draw:frame>
        <draw:frame draw:style-name="gr5" draw:text-style-name="P5" xml:id="id15" draw:id="id15" draw:layer="layout" svg:width="2.8cm" svg:height="1.114cm" svg:x="17cm" svg:y="4.686cm">
          <draw:text-box>
            <text:p>Score<text:span text:style-name="T1"> 1</text:span></text:p>
          </draw:text-box>
        </draw:frame>
        <draw:frame draw:style-name="gr4" draw:text-style-name="P4" draw:layer="layout" svg:width="1.1cm" svg:height="0.962cm" svg:x="17.9cm" svg:y="6.7cm">
          <draw:text-box>
            <text:p>…</text:p>
          </draw:text-box>
        </draw:frame>
        <draw:custom-shape draw:style-name="gr6" draw:text-style-name="P1" draw:layer="layout" svg:width="1.7cm" svg:height="7.5cm" svg:x="5.2cm" svg:y="2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cm" svg:y1="10.7cm" svg:x2="6cm" svg:y2="10.1cm">
          <text:p/>
        </draw:line>
        <draw:frame draw:style-name="gr8" draw:text-style-name="P6" draw:layer="layout" svg:width="3.3cm" svg:height="0.9cm" svg:x="4.4cm" svg:y="10.638cm">
          <draw:text-box>
            <text:p text:style-name="P2"><text:span text:style-name="T2">Couche 1</text:span></text:p>
          </draw:text-box>
        </draw:frame>
        <draw:custom-shape draw:style-name="gr2" draw:text-style-name="P2" xml:id="id17" draw:id="id17" draw:layer="layout" svg:width="1.3cm" svg:height="1.2cm" svg:x="7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1.3cm" svg:height="1.2cm" svg:x="7.8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.3cm" svg:height="1.2cm" svg:x="7.8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1cm" svg:height="0.962cm" svg:x="7.8cm" svg:y="7.5cm">
          <draw:text-box>
            <text:p>…</text:p>
          </draw:text-box>
        </draw:frame>
        <draw:custom-shape draw:style-name="gr6" draw:text-style-name="P1" draw:layer="layout" svg:width="1.7cm" svg:height="7.5cm" svg:x="7.6cm" svg:y="2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4cm" svg:y1="10.7cm" svg:x2="8.4cm" svg:y2="10.1cm">
          <text:p/>
        </draw:line>
        <draw:frame draw:style-name="gr8" draw:text-style-name="P6" draw:layer="layout" svg:width="3.3cm" svg:height="0.9cm" svg:x="6.8cm" svg:y="10.638cm">
          <draw:text-box>
            <text:p text:style-name="P2"><text:span text:style-name="T2">Couche 2</text:span></text:p>
          </draw:text-box>
        </draw:frame>
        <draw:custom-shape draw:style-name="gr2" draw:text-style-name="P2" xml:id="id13" draw:id="id13" draw:layer="layout" svg:width="1.3cm" svg:height="1.2cm" svg:x="1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3cm" svg:height="1.2cm" svg:x="11.0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1cm" svg:height="0.962cm" svg:x="11cm" svg:y="7cm">
          <draw:text-box>
            <text:p>…</text:p>
          </draw:text-box>
        </draw:frame>
        <draw:custom-shape draw:style-name="gr6" draw:text-style-name="P1" draw:layer="layout" svg:width="1.7cm" svg:height="7.5cm" svg:x="10.8cm" svg:y="2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6cm" svg:y1="10.7cm" svg:x2="11.6cm" svg:y2="10.1cm">
          <text:p/>
        </draw:line>
        <draw:frame draw:style-name="gr8" draw:text-style-name="P6" draw:layer="layout" svg:width="3.3cm" svg:height="0.9cm" svg:x="10cm" svg:y="10.638cm">
          <draw:text-box>
            <text:p text:style-name="P2"><text:span text:style-name="T2">Couche m</text:span></text:p>
          </draw:text-box>
        </draw:frame>
        <draw:frame draw:style-name="gr4" draw:text-style-name="P4" draw:layer="layout" svg:width="1.1cm" svg:height="0.962cm" svg:x="9.5cm" svg:y="5.7cm">
          <draw:text-box>
            <text:p>…</text:p>
          </draw:text-box>
        </draw:frame>
        <draw:frame draw:style-name="gr9" draw:text-style-name="P7" draw:layer="layout" svg:width="6cm" svg:height="0.806cm" svg:x="5.583cm" svg:y="12.438cm">
          <draw:text-box>
            <text:p text:style-name="P2"><text:span text:style-name="T3">Couches cachées</text:span></text:p>
          </draw:text-box>
        </draw:frame>
        <draw:line draw:style-name="gr10" draw:text-style-name="P1" draw:layer="layout" svg:x1="8.6cm" svg:y1="12.6cm" svg:x2="8.6cm" svg:y2="12cm">
          <text:p/>
        </draw:line>
        <draw:custom-shape draw:style-name="gr2" draw:text-style-name="P2" xml:id="id9" draw:id="id9" draw:layer="layout" svg:width="1.3cm" svg:height="1.2cm" svg:x="14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3cm" svg:height="1.2cm" svg:x="14.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3cm" svg:height="1.2cm" svg:x="14.5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1cm" svg:height="0.962cm" svg:x="14.5cm" svg:y="6.9cm">
          <draw:text-box>
            <text:p>…</text:p>
          </draw:text-box>
        </draw:frame>
        <draw:custom-shape draw:style-name="gr11" draw:text-style-name="P1" draw:layer="layout" svg:width="1.9cm" svg:height="10.3cm" svg:x="14.2cm" svg:y="1.7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6cm" svg:height="0.806cm" svg:x="12.183cm" svg:y="12.438cm">
          <draw:text-box>
            <text:p text:style-name="P2"><text:span text:style-name="T3">Couche de sortie</text:span></text:p>
          </draw:text-box>
        </draw:frame>
        <draw:line draw:style-name="gr10" draw:text-style-name="P1" draw:layer="layout" svg:x1="15.2cm" svg:y1="12.6cm" svg:x2="15.2cm" svg:y2="12cm">
          <text:p/>
        </draw:line>
        <draw:custom-shape draw:style-name="gr2" draw:text-style-name="P2" xml:id="id19" draw:id="id19" draw:layer="layout" svg:width="1.3cm" svg:height="1.2cm" svg:x="7.8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3cm" svg:height="1.2cm" svg:x="11.002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3.1cm" svg:y1="3.5cm" svg:x2="5.4cm" svg:y2="3.8cm" draw:start-shape="id1" draw:start-glue-point="1" draw:end-shape="id2" draw:end-glue-point="6" svg:d="M3100 3500l2300 300" svg:viewBox="0 0 2301 301">
          <text:p/>
        </draw:connector>
        <draw:connector draw:style-name="gr12" draw:text-style-name="P1" draw:layer="layout" draw:type="line" svg:x1="3.1cm" svg:y1="5cm" svg:x2="5.4cm" svg:y2="3.8cm" draw:start-shape="id3" draw:start-glue-point="1" draw:end-shape="id2" draw:end-glue-point="6" svg:d="M3100 5000l2300-1200" svg:viewBox="0 0 2301 1201">
          <text:p/>
        </draw:connector>
        <draw:connector draw:style-name="gr12" draw:text-style-name="P1" draw:layer="layout" draw:type="line" svg:x1="3.1cm" svg:y1="6.3cm" svg:x2="5.4cm" svg:y2="3.845cm" draw:start-shape="id4" draw:start-glue-point="1" svg:d="M3100 6300l2300-2455" svg:viewBox="0 0 2301 2456">
          <text:p/>
        </draw:connector>
        <draw:connector draw:style-name="gr12" draw:text-style-name="P1" draw:layer="layout" draw:type="line" svg:x1="3.1cm" svg:y1="10.2cm" svg:x2="5.4cm" svg:y2="3.845cm" draw:start-shape="id5" draw:start-glue-point="1" svg:d="M3100 10200l2300-6355" svg:viewBox="0 0 2301 6356">
          <text:p/>
        </draw:connector>
        <draw:connector draw:style-name="gr12" draw:text-style-name="P1" draw:layer="layout" draw:type="line" svg:x1="3.1cm" svg:y1="3.5cm" svg:x2="5.401cm" svg:y2="5.401cm" draw:start-shape="id1" draw:start-glue-point="1" draw:end-shape="id6" draw:end-glue-point="6" svg:d="M3100 3500l2301 1901" svg:viewBox="0 0 2302 1902">
          <text:p/>
        </draw:connector>
        <draw:connector draw:style-name="gr12" draw:text-style-name="P1" draw:layer="layout" draw:type="line" svg:x1="3.1cm" svg:y1="5cm" svg:x2="5.402cm" svg:y2="5.402cm" draw:start-shape="id3" draw:start-glue-point="1" svg:d="M3100 5000l2302 402" svg:viewBox="0 0 2303 403">
          <text:p/>
        </draw:connector>
        <draw:connector draw:style-name="gr12" draw:text-style-name="P1" draw:layer="layout" draw:type="line" svg:x1="3.1cm" svg:y1="6.3cm" svg:x2="5.402cm" svg:y2="5.402cm" draw:start-shape="id4" draw:start-glue-point="1" svg:d="M3100 6300l2302-898" svg:viewBox="0 0 2303 899">
          <text:p/>
        </draw:connector>
        <draw:connector draw:style-name="gr12" draw:text-style-name="P1" draw:layer="layout" draw:type="line" svg:x1="3.101cm" svg:y1="3.501cm" svg:x2="5.4cm" svg:y2="8.6cm" draw:end-shape="id7" draw:end-glue-point="6" svg:d="M3101 3501l2299 5099" svg:viewBox="0 0 2300 5100">
          <text:p/>
        </draw:connector>
        <draw:connector draw:style-name="gr12" draw:text-style-name="P1" draw:layer="layout" draw:type="line" svg:x1="3.1cm" svg:y1="10.2cm" svg:x2="5.402cm" svg:y2="5.402cm" draw:start-shape="id5" draw:start-glue-point="1" svg:d="M3100 10200l2302-4798" svg:viewBox="0 0 2303 4799">
          <text:p/>
        </draw:connector>
        <draw:connector draw:style-name="gr12" draw:text-style-name="P1" draw:layer="layout" draw:type="line" svg:x1="3.1cm" svg:y1="5cm" svg:x2="5.401cm" svg:y2="8.601cm" draw:start-shape="id3" draw:start-glue-point="1" svg:d="M3100 5000l2301 3601" svg:viewBox="0 0 2302 3602">
          <text:p/>
        </draw:connector>
        <draw:connector draw:style-name="gr12" draw:text-style-name="P1" draw:layer="layout" draw:type="line" svg:x1="3.1cm" svg:y1="10.2cm" svg:x2="5.401cm" svg:y2="8.601cm" draw:start-shape="id5" draw:start-glue-point="1" svg:d="M3100 10200l2301-1599" svg:viewBox="0 0 2302 1600">
          <text:p/>
        </draw:connector>
        <draw:connector draw:style-name="gr12" draw:text-style-name="P1" draw:layer="layout" draw:type="line" svg:x1="12.301cm" svg:y1="4.701cm" svg:x2="14.5cm" svg:y2="3.7cm" draw:start-shape="id8" draw:start-glue-point="10" draw:end-shape="id9" draw:end-glue-point="6" svg:d="M12301 4701l2199-1001" svg:viewBox="0 0 2200 1002">
          <text:p/>
        </draw:connector>
        <draw:connector draw:style-name="gr12" draw:text-style-name="P1" draw:layer="layout" draw:type="line" svg:x1="12.302cm" svg:y1="4.702cm" svg:x2="14.501cm" svg:y2="5.301cm" draw:end-shape="id10" draw:end-glue-point="6" svg:d="M12302 4702l2199 599" svg:viewBox="0 0 2200 600">
          <text:p/>
        </draw:connector>
        <draw:connector draw:style-name="gr12" draw:text-style-name="P1" draw:layer="layout" draw:type="line" svg:x1="12.302cm" svg:y1="4.702cm" svg:x2="14.5cm" svg:y2="10.1cm" draw:end-shape="id11" draw:end-glue-point="6" svg:d="M12302 4702l2198 5398" svg:viewBox="0 0 2199 5399">
          <text:p/>
        </draw:connector>
        <draw:connector draw:style-name="gr12" draw:text-style-name="P1" draw:layer="layout" draw:type="line" svg:x1="12.302cm" svg:y1="6.302cm" svg:x2="14.501cm" svg:y2="3.701cm" draw:start-shape="id12" draw:start-glue-point="10" svg:d="M12302 6302l2199-2601" svg:viewBox="0 0 2200 2602">
          <text:p/>
        </draw:connector>
        <draw:connector draw:style-name="gr12" draw:text-style-name="P1" draw:layer="layout" draw:type="line" svg:x1="12.3cm" svg:y1="8.6cm" svg:x2="14.501cm" svg:y2="3.701cm" draw:start-shape="id13" draw:start-glue-point="10" svg:d="M12300 8600l2201-4899" svg:viewBox="0 0 2202 4900">
          <text:p/>
        </draw:connector>
        <draw:connector draw:style-name="gr12" draw:text-style-name="P1" draw:layer="layout" draw:type="line" svg:x1="12.302cm" svg:y1="6.302cm" svg:x2="14.501cm" svg:y2="5.301cm" draw:start-shape="id12" draw:start-glue-point="10" draw:end-shape="id10" draw:end-glue-point="6" svg:d="M12302 6302l2199-1001" svg:viewBox="0 0 2200 1002">
          <text:p/>
        </draw:connector>
        <draw:connector draw:style-name="gr12" draw:text-style-name="P1" draw:layer="layout" draw:type="line" svg:x1="12.303cm" svg:y1="6.303cm" svg:x2="14.5cm" svg:y2="10.1cm" draw:end-shape="id11" draw:end-glue-point="6" svg:d="M12303 6303l2197 3797" svg:viewBox="0 0 2198 3798">
          <text:p/>
        </draw:connector>
        <draw:connector draw:style-name="gr12" draw:text-style-name="P1" draw:layer="layout" draw:type="line" svg:x1="12.301cm" svg:y1="8.601cm" svg:x2="14.501cm" svg:y2="5.301cm" draw:end-shape="id10" draw:end-glue-point="6" svg:d="M12301 8601l2200-3300" svg:viewBox="0 0 2201 3301">
          <text:p/>
        </draw:connector>
        <draw:connector draw:style-name="gr12" draw:text-style-name="P1" draw:layer="layout" draw:type="line" svg:x1="12.301cm" svg:y1="8.601cm" svg:x2="14.5cm" svg:y2="10.1cm" draw:end-shape="id11" draw:end-glue-point="6" svg:d="M12301 8601l2199 1499" svg:viewBox="0 0 2200 1500">
          <text:p/>
        </draw:connector>
        <draw:connector draw:style-name="gr12" draw:text-style-name="P1" draw:layer="layout" draw:type="line" svg:x1="17cm" svg:y1="3.643cm" svg:x2="15.8cm" svg:y2="3.7cm" draw:start-shape="id14" draw:start-glue-point="3" draw:end-shape="id9" draw:end-glue-point="10" svg:d="M17000 3643l-1200 57" svg:viewBox="0 0 1201 58">
          <text:p/>
        </draw:connector>
        <draw:connector draw:style-name="gr12" draw:text-style-name="P1" draw:layer="layout" draw:type="line" svg:x1="17cm" svg:y1="5.243cm" svg:x2="15.801cm" svg:y2="5.301cm" draw:start-shape="id15" draw:start-glue-point="3" draw:end-shape="id10" draw:end-glue-point="10" svg:d="M17000 5243l-1199 58" svg:viewBox="0 0 1200 59">
          <text:p/>
        </draw:connector>
        <draw:connector draw:style-name="gr12" draw:text-style-name="P1" draw:layer="layout" draw:type="line" svg:x1="17cm" svg:y1="10.057cm" svg:x2="15.8cm" svg:y2="10.1cm" draw:start-shape="id16" draw:end-shape="id11" draw:end-glue-point="10" svg:d="M17000 10057l-1200 43" svg:viewBox="0 0 1201 44">
          <text:p/>
        </draw:connector>
        <draw:connector draw:style-name="gr12" draw:text-style-name="P1" draw:layer="layout" draw:type="line" svg:x1="6.7cm" svg:y1="3.8cm" svg:x2="7.8cm" svg:y2="3.6cm" draw:start-shape="id2" draw:start-glue-point="10" draw:end-shape="id17" draw:end-glue-point="6" svg:d="M6700 3800l1100-200" svg:viewBox="0 0 1101 201">
          <text:p/>
        </draw:connector>
        <draw:connector draw:style-name="gr12" draw:text-style-name="P1" draw:layer="layout" draw:type="line" svg:x1="6.7cm" svg:y1="3.8cm" svg:x2="7.801cm" svg:y2="5.101cm" draw:end-shape="id18" draw:end-glue-point="6" svg:d="M6700 3800l1101 1301" svg:viewBox="0 0 1102 1302">
          <text:p/>
        </draw:connector>
        <draw:connector draw:style-name="gr12" draw:text-style-name="P1" draw:layer="layout" draw:type="line" svg:x1="6.7cm" svg:y1="3.8cm" svg:x2="7.802cm" svg:y2="6.602cm" draw:end-shape="id19" draw:end-glue-point="6" svg:d="M6700 3800l1102 2802" svg:viewBox="0 0 1103 2803">
          <text:p/>
        </draw:connector>
        <draw:connector draw:style-name="gr12" draw:text-style-name="P1" draw:layer="layout" draw:type="line" svg:x1="6.7cm" svg:y1="3.8cm" svg:x2="7.8cm" svg:y2="9.2cm" draw:end-shape="id20" draw:end-glue-point="6" svg:d="M6700 3800l1100 5400" svg:viewBox="0 0 1101 5401">
          <text:p/>
        </draw:connector>
        <draw:connector draw:style-name="gr12" draw:text-style-name="P1" draw:layer="layout" draw:type="line" svg:x1="6.701cm" svg:y1="5.401cm" svg:x2="7.8cm" svg:y2="3.6cm" draw:start-shape="id6" draw:start-glue-point="10" svg:d="M6701 5401l1099-1801" svg:viewBox="0 0 1100 1802">
          <text:p/>
        </draw:connector>
        <draw:connector draw:style-name="gr12" draw:text-style-name="P1" draw:layer="layout" draw:type="line" svg:x1="6.7cm" svg:y1="8.6cm" svg:x2="7.8cm" svg:y2="3.6cm" draw:start-shape="id7" draw:start-glue-point="10" svg:d="M6700 8600l1100-5000" svg:viewBox="0 0 1101 5001">
          <text:p/>
        </draw:connector>
        <draw:connector draw:style-name="gr12" draw:text-style-name="P1" draw:layer="layout" draw:type="line" svg:x1="6.701cm" svg:y1="5.401cm" svg:x2="7.802cm" svg:y2="5.102cm" draw:start-shape="id6" draw:start-glue-point="10" svg:d="M6701 5401l1101-299" svg:viewBox="0 0 1102 300">
          <text:p/>
        </draw:connector>
        <draw:connector draw:style-name="gr12" draw:text-style-name="P1" draw:layer="layout" draw:type="line" svg:x1="6.7cm" svg:y1="8.6cm" svg:x2="7.802cm" svg:y2="5.102cm" draw:start-shape="id7" draw:start-glue-point="10" svg:d="M6700 8600l1102-3498" svg:viewBox="0 0 1103 3499">
          <text:p/>
        </draw:connector>
        <draw:connector draw:style-name="gr12" draw:text-style-name="P1" draw:layer="layout" draw:type="line" svg:x1="6.701cm" svg:y1="5.401cm" svg:x2="7.802cm" svg:y2="6.602cm" draw:start-shape="id6" draw:start-glue-point="10" svg:d="M6701 5401l1101 1201" svg:viewBox="0 0 1102 1202">
          <text:p/>
        </draw:connector>
        <draw:connector draw:style-name="gr12" draw:text-style-name="P1" draw:layer="layout" draw:type="line" svg:x1="6.7cm" svg:y1="8.6cm" svg:x2="7.803cm" svg:y2="6.603cm" draw:start-shape="id7" draw:start-glue-point="10" svg:d="M6700 8600l1103-1997" svg:viewBox="0 0 1104 1998">
          <text:p/>
        </draw:connector>
        <draw:connector draw:style-name="gr12" draw:text-style-name="P1" draw:layer="layout" draw:type="line" svg:x1="6.702cm" svg:y1="5.402cm" svg:x2="7.8cm" svg:y2="9.2cm" draw:end-shape="id20" draw:end-glue-point="6" svg:d="M6702 5402l1098 3798" svg:viewBox="0 0 1099 3799">
          <text:p/>
        </draw:connector>
        <draw:connector draw:style-name="gr12" draw:text-style-name="P1" draw:layer="layout" draw:type="line" svg:x1="6.7cm" svg:y1="8.6cm" svg:x2="7.8cm" svg:y2="9.2cm" draw:start-shape="id7" draw:start-glue-point="10" draw:end-shape="id20" draw:end-glue-point="6" svg:d="M6700 8600l1100 600" svg:viewBox="0 0 1101 601">
          <text:p/>
        </draw:connector>
        <draw:custom-shape draw:style-name="gr11" draw:text-style-name="P1" draw:layer="layout" svg:width="1.9cm" svg:height="10.3cm" svg:x="1.8cm" svg:y="1.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4.2cm" svg:height="0.806cm" svg:x="1cm" svg:y="12.438cm">
          <draw:text-box>
            <text:p text:style-name="P2"><text:span text:style-name="T3">Couche d’entrée</text:span></text:p>
          </draw:text-box>
        </draw:frame>
        <draw:line draw:style-name="gr10" draw:text-style-name="P1" draw:layer="layout" svg:x1="2.8cm" svg:y1="12.6cm" svg:x2="2.8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7:34:22.390000000</meta:creation-date>
    <dc:date>2018-02-07T13:41:11.553000000</dc:date>
    <meta:editing-duration>PT39M33S</meta:editing-duration>
    <meta:editing-cycles>8</meta:editing-cycles>
    <meta:generator>LibreOffice/5.3.7.2$Windows_X86_64 LibreOffice_project/6b8ed514a9f8b44d37a1b96673cbbdd077e24059</meta:generator>
    <meta:document-statistic meta:object-count="80"/>
  </office:meta>
</office:document-meta>
</file>